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7.25pt" style:use-optimal-row-height="tru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8.7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ro17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Cianit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6">
            <text:p>Hipidiomorf amb hàbit prismàtic</text:p>
          </table:table-cell>
          <table:table-cell table:style-name="ce7"/>
          <table:table-cell table:number-columns-repeated="16381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6">
            <text:p>Alt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6">
            <text:p>Incolor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No apreciable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Exfoliació</text:p>
          </table:table-cell>
          <table:table-cell office:value-type="string" table:style-name="ce6">
            <text:p>Una molt bona en la direcció paral·lela a l'allargament, observable en tots els cristalls, i una segona apreciable de manera perpendicular a l'anterior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4">
            <text:p>Alteració</text:p>
          </table:table-cell>
          <table:table-cell office:value-type="string" table:style-name="ce6">
            <text:p>Apreciable a les vores dels cristall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6">
            <text:p>Fins a tonalitats groguenques o ataronjades de 1r ordre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ió</text:p>
          </table:table-cell>
          <table:table-cell office:value-type="string" table:style-name="ce6">
            <text:p>Molt poc obliqua (quasi recta) i lleugerament ondulant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Maclat</text:p>
          </table:table-cell>
          <table:table-cell office:value-type="string" table:style-name="ce6">
            <text:p>No apreciable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ció</text:p>
          </table:table-cell>
          <table:table-cell office:value-type="string" table:style-name="ce6">
            <text:p>No apreciable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ància a la imatge</text:p>
          </table:table-cell>
          <table:table-cell office:value-type="percentage" office:value="0.3" table:style-name="ce9">
            <text:p>30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3">
          <table:table-cell office:value-type="string" table:style-name="ce15">
            <text:p>Altres minerals importants a la làmina (%)</text:p>
          </table:table-cell>
          <table:table-cell office:value-type="string" table:style-name="ce16">
            <text:p>Quars <text:s/>40%</text:p>
          </table:table-cell>
          <table:table-cell office:value-type="string" table:style-name="ce17">
            <text:p>Biotita 20%</text:p>
          </table:table-cell>
          <table:table-cell office:value-type="string" table:style-name="ce17">
            <text:p>Granats 10%</text:p>
          </table:table-cell>
          <table:table-cell table:number-columns-repeated="2" table:style-name="ce17"/>
          <table:table-cell table:number-columns-repeated="16378"/>
        </table:table-row>
        <table:table-row table:number-rows-repeated="5" table:style-name="ro1">
          <table:table-cell table:number-columns-repeated="6" table:style-name="ce17"/>
          <table:table-cell table:number-columns-repeated="16378"/>
        </table:table-row>
        <table:table-row table:number-rows-repeated="2" table:style-name="ro11">
          <table:table-cell table:number-columns-repeated="6" table:style-name="ce10"/>
          <table:table-cell table:number-columns-repeated="16378"/>
        </table:table-row>
        <table:table-row table:number-rows-repeated="1048568" table:style-name="ro11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2">
            <text:p>Característiques generals del mineral</text:p>
          </table:table-cell>
          <table:table-cell office:value-type="string" table:style-name="ce5">
            <text:p>Cianit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13">
            <text:p>Al<text:span text:style-name="T2">2</text:span><text:span text:style-name="T1">SiO</text:span><text:span text:style-name="T2">5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Forma dels cristalls</text:p>
          </table:table-cell>
          <table:table-cell office:value-type="string" table:style-name="ce6">
            <text:p>Idiomorfes, generalment incloses, d'hàbit tabular, prismàtiques o més rarament fibroses; també al·lotriomorfes equidimensionals (molt rar). Pseudomorfes d'andalusita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6">
            <text:p>Alt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4">
            <text:p>Incolor en làmina prima, rarament blau clar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No en presenta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Exfoliació</text:p>
          </table:table-cell>
          <table:table-cell office:value-type="string" table:style-name="ce6">
            <text:p>{100} perfecta, {010} bon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Alteració</text:p>
          </table:table-cell>
          <table:table-cell office:value-type="string" table:style-name="ce13">
            <text:p>A moscovita, clorita, diàspor i a pirofil·lita. Pot ser pseudomorfitzada per altres polimorfs del Al<text:span text:style-name="T2">2</text:span><text:span text:style-name="T1">SiO</text:span><text:span text:style-name="T2">5</text:span></text:p>
          </table:table-cell>
          <table:table-cell table:style-name="ce11"/>
          <table:table-cell table:number-columns-repeated="16381"/>
        </table:table-row>
        <table:table-row table:style-name="ro17">
          <table:table-cell office:value-type="string" table:style-name="ce4">
            <text:p>Colors d'interferència (ordre)<text:s/></text:p>
          </table:table-cell>
          <table:table-cell office:value-type="string" table:style-name="ce6">
            <text:p>Fins a grocs de primer ordre (o començament de segon ordre si la làmina es gruixuda)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6">
            <text:p>Molt poc obliqu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6">
            <text:p>Macla simple {100} i polisintètica {001}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6">
            <text:p>Inclusions de material carbonós, sericita i quar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6">
            <text:p>Biaxi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6">
            <text:p>Negatiu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0:23:18Z</dc:date>
    <meta:editing-cycles>5</meta:editing-cycles>
    <meta:editing-duration>PT1353S</meta:editing-duration>
  </office:meta>
</office:document-meta>
</file>